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9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7.2cm" svg:height="7cm" svg:x="10.4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cm" svg:height="2.2cm" draw:transform="rotate (-0.630412925820352) translate (12.338cm 8.572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8cm" svg:height="2.2cm" draw:transform="rotate (-1.42401413670217) translate (12.776cm 7.2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8cm" svg:height="2.2cm" draw:transform="rotate (-2.33001455141243) translate (14.123cm 6.969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8cm" svg:height="2.2cm" draw:transform="rotate (-3.0782372017424) translate (15.4cm 7.396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8cm" svg:height="2.2cm" draw:transform="rotate (2.3993041227166) translate (15.788cm 8.71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8cm" svg:height="2.2cm" draw:transform="rotate (1.5704472609445) translate (15.109cm 9.909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8cm" svg:height="2.2cm" draw:transform="rotate (0.752062374684356) translate (13.8cm 10.106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8cm" svg:height="2.2cm" draw:transform="rotate (0.752062374684356) translate (13.8cm 10.107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8cm" svg:height="2.2cm" draw:transform="rotate (0.00261799387799134) translate (12.613cm 9.501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014cm" svg:height="2.027cm" svg:x="13cm" svg:y="7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853cm" svg:height="0.962cm" svg:x="11.947cm" svg:y="4.4cm">
          <draw:text-box>
            <text:p>1</text:p>
          </draw:text-box>
        </draw:frame>
        <draw:frame draw:style-name="gr2" draw:layer="layout" svg:width="0.853cm" svg:height="0.962cm" svg:x="9.6cm" svg:y="6.6cm">
          <draw:text-box>
            <text:p>2</text:p>
          </draw:text-box>
        </draw:frame>
        <draw:frame draw:style-name="gr2" draw:layer="layout" svg:width="0.853cm" svg:height="0.962cm" svg:x="10.188cm" svg:y="10.038cm">
          <draw:text-box>
            <text:p>3</text:p>
          </draw:text-box>
        </draw:frame>
        <draw:frame draw:style-name="gr2" draw:layer="layout" svg:width="0.853cm" svg:height="0.962cm" svg:x="12.147cm" svg:y="11.638cm">
          <draw:text-box>
            <text:p>4</text:p>
          </draw:text-box>
        </draw:frame>
        <draw:frame draw:style-name="gr2" draw:layer="layout" svg:width="0.853cm" svg:height="0.962cm" svg:x="15.147cm" svg:y="11.6cm">
          <draw:text-box>
            <text:p>5</text:p>
          </draw:text-box>
        </draw:frame>
        <draw:frame draw:style-name="gr2" draw:layer="layout" svg:width="0.853cm" svg:height="0.962cm" svg:x="17.348cm" svg:y="9.4cm">
          <draw:text-box>
            <text:p>6</text:p>
          </draw:text-box>
        </draw:frame>
        <draw:frame draw:style-name="gr2" draw:layer="layout" svg:width="0.853cm" svg:height="0.962cm" svg:x="17.547cm" svg:y="6.438cm">
          <draw:text-box>
            <text:p>7</text:p>
          </draw:text-box>
        </draw:frame>
        <draw:frame draw:style-name="gr2" draw:layer="layout" svg:width="0.853cm" svg:height="0.962cm" svg:x="15.087cm" svg:y="4.112cm">
          <draw:text-box>
            <text:p>8</text:p>
          </draw:text-box>
        </draw:frame>
        <draw:frame draw:style-name="gr2" draw:layer="layout" svg:width="0.853cm" svg:height="0.962cm" svg:x="13.6cm" svg:y="6.505cm">
          <draw:text-box draw:corner-radius="2.2cm">
            <text:p>9</text:p>
          </draw:text-box>
        </draw:frame>
        <draw:frame draw:style-name="gr2" draw:layer="layout" svg:width="1.205cm" svg:height="0.962cm" svg:x="12.197cm" svg:y="7.178cm">
          <draw:text-box>
            <text:p>10</text:p>
          </draw:text-box>
        </draw:frame>
        <draw:frame draw:style-name="gr3" draw:layer="layout" svg:width="1.205cm" svg:height="0.962cm" svg:x="11.8cm" svg:y="8.2cm">
          <draw:text-box>
            <text:p>11</text:p>
          </draw:text-box>
        </draw:frame>
        <draw:frame draw:style-name="gr2" draw:layer="layout" svg:width="1.205cm" svg:height="0.962cm" svg:x="12.395cm" svg:y="9.438cm">
          <draw:text-box>
            <text:p>12</text:p>
          </draw:text-box>
        </draw:frame>
        <draw:frame draw:style-name="gr2" draw:layer="layout" svg:width="1.205cm" svg:height="0.962cm" svg:x="13.4cm" svg:y="9.838cm">
          <draw:text-box>
            <text:p>13</text:p>
          </draw:text-box>
        </draw:frame>
        <draw:frame draw:style-name="gr2" draw:layer="layout" svg:width="1.205cm" svg:height="0.962cm" svg:x="14.595cm" svg:y="9.1cm">
          <draw:text-box>
            <text:p>14</text:p>
          </draw:text-box>
        </draw:frame>
        <draw:frame draw:style-name="gr2" draw:layer="layout" svg:width="1.205cm" svg:height="0.962cm" svg:x="14.8cm" svg:y="7.997cm">
          <draw:text-box>
            <text:p>15</text:p>
          </draw:text-box>
        </draw:frame>
        <draw:frame draw:style-name="gr2" draw:layer="layout" svg:width="1.205cm" svg:height="0.962cm" svg:x="14.395cm" svg:y="7cm">
          <draw:text-box>
            <text:p>16</text:p>
          </draw:text-box>
        </draw:frame>
        <draw:frame draw:style-name="gr2" draw:layer="layout" svg:width="11.78cm" svg:height="0.962cm" svg:x="4.6cm" svg:y="14.2cm">
          <draw:text-box>
            <text:p>1,10,2 11,3 12,4 13,5 14,6 15,7 16,8 9,1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O'Mahony</meta:initial-creator>
    <meta:creation-date>2013-06-27T20:29:49</meta:creation-date>
    <dc:date>2013-06-27T21:19:18</dc:date>
    <dc:creator>David O'Mahony</dc:creator>
    <meta:editing-duration>PT3M58S</meta:editing-duration>
    <meta:editing-cycles>1</meta:editing-cycles>
    <meta:document-statistic meta:object-count="51"/>
    <meta:generator>LibreOffice/3.6$Linux_X86_64 LibreOffice_project/360m1$Build-2</meta:generator>
  </office:meta>
</office:document-meta>
</file>